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1000000C628617E851922DEBE.png" manifest:media-type="image/png"/>
  <manifest:file-entry manifest:full-path="Pictures/1000000100000291000000AA854CCCDD3026AD63.png" manifest:media-type="image/png"/>
  <manifest:file-entry manifest:full-path="Pictures/10000001000001E2000001AFF599D9E84AC8F3C9.png" manifest:media-type="image/png"/>
  <manifest:file-entry manifest:full-path="Pictures/10000001000002840000009DA8DC567286807047.png" manifest:media-type="image/png"/>
  <manifest:file-entry manifest:full-path="Pictures/100000010000024A00000275D7633ECA9DD1004B.png" manifest:media-type="image/png"/>
  <manifest:file-entry manifest:full-path="Pictures/10000001000002C10000015A2361BE9153369CAC.png" manifest:media-type="image/png"/>
  <manifest:file-entry manifest:full-path="Pictures/1000000100000196000000CED557C4814B915E06.png" manifest:media-type="image/png"/>
  <manifest:file-entry manifest:full-path="Pictures/10000001000002C600000348CD01CB2FC5B46580.png" manifest:media-type="image/png"/>
  <manifest:file-entry manifest:full-path="Pictures/100000010000051700000128522AF34B823795DE.png" manifest:media-type="image/png"/>
  <manifest:file-entry manifest:full-path="Pictures/1000000100000239000000AB9E1760C3A31C4918.png" manifest:media-type="image/png"/>
  <manifest:file-entry manifest:full-path="Pictures/100000010000018000000142D33C9C2A67B1D55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.2634in" svg:y="-0.1728in" svg:width="4in" svg:height="3.3543in" draw:z-index="0"><draw:image xlink:href="Pictures/100000010000018000000142D33C9C2A67B1D55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x="-1.1673in" svg:y="0.0902in" svg:width="8.1472in" svg:height="2.928in" draw:z-index="1"><draw:image xlink:href="Pictures/100000010000051700000128522AF34B823795DE.png" xlink:type="simple" xlink:show="embed" xlink:actuate="onLoad" draw:mime-type="image/png"/></draw:frame></text:p>
      <text:p text:style-name="Standard"><draw:frame draw:style-name="fr1" draw:name="Image3" text:anchor-type="char" svg:x="-0.3256in" svg:y="0.189in" svg:width="5.4902in" svg:height="2.5484in" draw:z-index="2"><draw:image xlink:href="Pictures/1000000100000196000000CED557C4814B915E0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char" svg:x="-0.2339in" svg:y="0.0528in" svg:width="5.9091in" svg:height="2.9in" draw:z-index="3"><draw:image xlink:href="Pictures/10000001000002C10000015A2361BE9153369CAC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5" text:anchor-type="char" svg:x="-0.2827in" svg:y="0.1602in" svg:width="6.6626in" svg:height="5.8547in" draw:z-index="4"><draw:image xlink:href="Pictures/10000001000002C600000348CD01CB2FC5B4658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2" draw:name="Image6" text:anchor-type="char" svg:width="5.9272in" svg:height="1.7811in" draw:z-index="5"><draw:image xlink:href="Pictures/1000000100000239000000AB9E1760C3A31C4918.png" xlink:type="simple" xlink:show="embed" xlink:actuate="onLoad" draw:mime-type="image/png"/></draw:frame></text:p>
      <text:p text:style-name="Standard"/>
      <text:p text:style-name="Standard"><draw:frame draw:style-name="fr1" draw:name="Image7" text:anchor-type="char" svg:x="0.5756in" svg:y="0.0272in" svg:width="5.0209in" svg:height="4.4898in" draw:z-index="6"><draw:image xlink:href="Pictures/10000001000001E2000001AFF599D9E84AC8F3C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8" text:anchor-type="char" svg:x="-0.0181in" svg:y="0.0626in" svg:width="6.1043in" svg:height="6.552in" draw:z-index="7"><draw:image xlink:href="Pictures/100000010000024A00000275D7633ECA9DD1004B.png" xlink:type="simple" xlink:show="embed" xlink:actuate="onLoad" draw:mime-type="image/png"/></draw:frame><text:soft-page-break/></text:p>
      <text:p text:style-name="Standard"><draw:frame draw:style-name="fr1" draw:name="Image9" text:anchor-type="char" svg:x="0in" svg:y="0.1854in" svg:width="6.6929in" svg:height="1.9043in" draw:z-index="8"><draw:image xlink:href="Pictures/10000001000002840000009DA8DC56728680704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10" text:anchor-type="char" svg:x="-0.2091in" svg:y="0.0146in" svg:width="7.1118in" svg:height="1.8398in" draw:z-index="9"><draw:image xlink:href="Pictures/1000000100000291000000AA854CCCDD3026AD63.png" xlink:type="simple" xlink:show="embed" xlink:actuate="onLoad" draw:mime-type="image/png"/></draw:frame></text:p>
      <text:p text:style-name="Standard"><draw:frame draw:style-name="fr1" draw:name="Image11" text:anchor-type="char" svg:x="0.0917in" svg:y="0.2126in" svg:width="5.5102in" svg:height="2.0626in" draw:z-index="10"><draw:image xlink:href="Pictures/1000000100000211000000C628617E851922DEBE.png" xlink:type="simple" xlink:show="embed" xlink:actuate="onLoad" draw:mime-type="image/png"/></draw:frame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5T11:15:15.968853148</meta:creation-date>
    <dc:date>2023-01-25T13:12:17.232724726</dc:date>
    <meta:editing-duration>PT36M30S</meta:editing-duration>
    <meta:editing-cycles>1</meta:editing-cycles>
    <meta:document-statistic meta:table-count="0" meta:image-count="11" meta:object-count="0" meta:page-count="5" meta:paragraph-count="0" meta:word-count="0" meta:character-count="0" meta:non-whitespace-character-count="0"/>
    <meta:generator>LibreOffice/7.3.6.2$Linux_X86_64 LibreOffice_project/30$Build-2</meta:generator>
  </office:meta>
</office:document-meta>
</file>